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16_09-09-2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3-16_04-03-32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3-16_12-04-19_000.jpg</text:p>
          </table:table-cell>
          <table:table-cell table:style-name="ce26" office:value-type="string">
            <text:p>:m #*# / memo:other(m:other) / topic=, about=,other=,id=~,content=QQQ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/ memo:other(m:other) / topic=, about=,other=,id=~,content=QQQ">
            <text:p>:m #*# / memo:other(m:other) / topic=, about=,other=,id=~,content=QQQ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16_12-50-11_000.jpg</text:p>
          </table:table-cell>
          <table:table-cell table:style-name="ce26" office:value-type="string">
            <text:p>:m #*# / read-docs / theme=習近平(xijinping)：講話,content=人民代表大会：工作会議,w=毛沢東；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#*# RES / JVEMV6 64#253_islam_kongen / 『イスラームの根源をさぐる』 著者=牧野信也,校注=~ / p.112 / w=,topic=~,publisher=~,other=QQQ">
            <text:p>:m #*# RES / JVEMV6 64#253_islam_kongen / 『イスラームの根源をさぐる』 著者=牧野信也,校注=~ / p.112 / w=,topic=~,publisher=~,other=QQQ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3-16_15-38-51_000.jpg</text:p>
          </table:table-cell>
          <table:table-cell table:style-name="ce26" office:value-type="string">
            <text:p>:m #*# RES / JVEMV6 64#252_sennoo_gekitai / 『図解　洗脳撃退マニュアル』 著者=高橋紳吾、監修,校注=~ / p.40 / w=QQQ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52_sennoo_gekitai / 『図解　洗脳撃退マニュアル』 著者=高橋紳吾、監修,校注=~ / p.40 / w=QQQ,topic=~,publisher=~,other=~">
            <text:p>:m #*# RES / JVEMV6 64#252_sennoo_gekitai / 『図解　洗脳撃退マニュアル』 著者=高橋紳吾、監修,校注=~ / p.40 / w=QQQ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16_12-03-45_000.jpg</text:p>
          </table:table-cell>
          <table:table-cell table:style-name="ce26" office:value-type="string">
            <text:p>:m #*# RES / JVEMV6 64#253_islam_kongen / 『イスラームの根源をさぐる』 著者=牧野信也,校注=~ / p.112 / w=,topic=~,publisher=~,other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53_islam_kongen / 『イスラームの根源をさぐる』 著者=牧野信也,校注=~ / p.112 / w=,topic=~,publisher=~,other=QQQ">
            <text:p>:m #*# RES / JVEMV6 64#253_islam_kongen / 『イスラームの根源をさぐる』 著者=牧野信也,校注=~ / p.112 / w=,topic=~,publisher=~,other=QQQ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3-16_04-03-1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7" office:value-type="string">
            <text:p>2023-03-16_13-31-0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3-16_21-15-3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3-16_12-07-38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8" office:value-type="string">
            <text:p>2023-03-16_09-23-5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16_15-06-18_000.jpg</text:p>
          </table:table-cell>
          <table:table-cell table:style-name="ce26" office:value-type="string">
            <text:p>:m #*# RES / free# S87DP9 記事読み / id=MGFU(browser=yan) / media=ei / theme=パレスチナ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# S87DP9 記事読み / id=MGFU(browser=yan) / media=ei / theme=パレスチナ,content=~,w=~ / genre=~ / other=~">
            <text:p>:m #*# RES / free# S87DP9 記事読み / id=MGFU(browser=yan) / media=ei / theme=パレスチナ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3-03-16_17-31-22_000.jpg</text:p>
          </table:table-cell>
          <table:table-cell table:style-name="ce26" office:value-type="string">
            <text:p>:m 1*1 RES / JVEMV6 64#245_shuukyoo_yamaori_etal / 『日本人の宗教とは何か』 著者=山折哲雄、編著,校注=~ / p.19 / w=,topic=縄文時代；,publisher=~,other=ske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45_shuukyoo_yamaori_etal / 『日本人の宗教とは何か』 著者=山折哲雄、編著,校注=~ / p.19 / w=,topic=縄文時代；,publisher=~,other=ske+">
            <text:p>:m 1*1 RES / JVEMV6 64#245_shuukyoo_yamaori_etal / 『日本人の宗教とは何か』 著者=山折哲雄、編著,校注=~ / p.19 / w=,topic=縄文時代；,publisher=~,other=ske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3-16_18-00-24_000.jpg</text:p>
          </table:table-cell>
          <table:table-cell table:style-name="ce26" office:value-type="string">
            <text:p>:m 1*1 RES / JVEMV6 64#250_amemiya / 『田中正造の人と生涯』 著者=雨宮義人,校注=~ / p.29 / w=,topic=,publisher=~,other=ske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RES / JVEMV6 64#250_amemiya / 『田中正造の人と生涯』 著者=雨宮義人,校注=~ / p.29 / w=,topic=,publisher=~,other=ske+">
            <text:p>:m 1*1 RES / JVEMV6 64#250_amemiya / 『田中正造の人と生涯』 著者=雨宮義人,校注=~ / p.29 / w=,topic=,publisher=~,other=ske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6">2023/03/16</text:date>, <text:time>22:3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6T22:30:29.39</dc:date>
    <dc:creator>iwabuchi ken</dc:creator>
    <meta:editing-duration>P55DT1H21M46S</meta:editing-duration>
    <meta:editing-cycles>17720</meta:editing-cycles>
    <meta:document-statistic meta:table-count="2" meta:cell-count="922" meta:object-count="0"/>
    <meta:user-defined meta:name="qrichtext">1</meta:user-defined>
  </office:meta>
</office:document-meta>
</file>